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FFCCFF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D9E1F2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CCECFF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CCCC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CC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CC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CCECFF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CCFF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8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1">
            <text:p>Estelle</text:p>
          </table:table-cell>
          <table:table-cell office:value-type="string" table:style-name="ce21">
            <text:p>Alexi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7h</text:p>
          </table:table-cell>
          <table:table-cell office:value-type="string" table:style-name="ce12">
            <text:p>Marquage PpIX P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7h30</text:p>
          </table:table-cell>
          <table:table-cell office:value-type="string" table:style-name="ce3">
            <text:p>Estelle: Bleu trypan</text:p>
          </table:table-cell>
          <table:table-cell office:value-type="string" table:style-name="ce3">
            <text:p>Estelle: Bleu trypa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h</text:p>
          </table:table-cell>
          <table:table-cell office:value-type="string" table:number-columns-spanned="1" table:number-rows-spanned="3" table:style-name="ce4">
            <text:p>CTX- Estelle FACS PpIX Ps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8h30</text:p>
          </table:table-cell>
          <table:covered-table-cell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9h</text:p>
          </table:table-cell>
          <table:covered-table-cell/>
          <table:table-cell office:value-type="string" table:style-name="ce5">
            <text:p>Ajout inhibiteurs Scenit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9h30</text:p>
          </table:table-cell>
          <table:table-cell office:value-type="string" table:style-name="ce5">
            <text:p>Ajout de la Puro</text:p>
          </table:table-cell>
          <table:table-cell office:value-type="string" table:style-name="ce18">
            <text:p>Préparation plaque et inhibiteurs ATP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0h</text:p>
          </table:table-cell>
          <table:table-cell office:value-type="string" table:style-name="ce5">
            <text:p>Scenith: Fix/Perm</text:p>
          </table:table-cell>
          <table:table-cell office:value-type="string" table:style-name="ce6">
            <text:p>Marquage RPA: Ps et clone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0h30</text:p>
          </table:table-cell>
          <table:table-cell table:style-name="ce19"/>
          <table:table-cell table:style-name="ce6"/>
          <table:table-cell table:number-columns-repeated="16380"/>
        </table:table-row>
        <table:table-row table:style-name="ro2">
          <table:table-cell/>
          <table:table-cell office:value-type="string" table:style-name="ce1">
            <text:p>11h</text:p>
          </table:table-cell>
          <table:table-cell office:value-type="string" table:number-columns-spanned="1" table:number-rows-spanned="5" table:style-name="ce7">
            <text:p>Fortessa -&gt; lecture RPA Ps et Alexis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1h30</text:p>
          </table:table-cell>
          <table:covered-table-cell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2h</text:p>
          </table:table-cell>
          <table:covered-table-cell/>
          <table:table-cell office:value-type="string" table:style-name="ce8">
            <text:p>12h -&gt; Ajout +/- ALA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2h30</text:p>
          </table:table-cell>
          <table:covered-table-cell/>
          <table:table-cell office:value-type="string" table:number-columns-spanned="1" table:number-rows-spanned="2" table:style-name="ce9">
            <text:p>Repa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3h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office:value-type="string" table:style-name="ce1">
            <text:p>13h30</text:p>
          </table:table-cell>
          <table:table-cell office:value-type="string" table:number-columns-spanned="1" table:number-rows-spanned="3" table:style-name="ce9">
            <text:p>AG des ITA</text:p>
          </table:table-cell>
          <table:table-cell office:value-type="string" table:style-name="ce17">
            <text:p>Ajout inhibiteurs ATP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4h</text:p>
          </table:table-cell>
          <table:covered-table-cell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4h30</text:p>
          </table:table-cell>
          <table:covered-table-cell/>
          <table:table-cell office:value-type="string" table:style-name="ce16">
            <text:p>Lecture plaque ATP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5h</text:p>
          </table:table-cell>
          <table:table-cell office:value-type="string" table:number-columns-spanned="1" table:number-rows-spanned="2" table:style-name="ce22">
            <text:p>Marquage anti-Puro Scenith</text:p>
          </table:table-cell>
          <table:table-cell office:value-type="string" table:number-columns-spanned="1" table:number-rows-spanned="2" table:style-name="ce10">
            <text:p>Marquage PpIX, Rhod2/phen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5h30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office:value-type="string" table:style-name="ce1">
            <text:p>16h</text:p>
          </table:table-cell>
          <table:table-cell office:value-type="string" table:number-columns-spanned="1" table:number-rows-spanned="6" table:style-name="ce7">
            <text:p>CytoFLEX : Rhos2/Pheno/Scenith/PpIX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6h30</text:p>
          </table:table-cell>
          <table:covered-table-cell/>
          <table:table-cell office:value-type="string" table:number-columns-spanned="1" table:number-rows-spanned="3" table:style-name="ce11">
            <text:p>Culots ARN/prot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17h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office:value-type="string" table:style-name="ce1">
            <text:p>17h30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office:value-type="string" table:style-name="ce1">
            <text:p>18h</text:p>
          </table:table-cell>
          <table:covered-table-cell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8h30</text:p>
          </table:table-cell>
          <table:covered-table-cell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">
            <text:p>19h30</text:p>
          </table:table-cell>
          <table:table-cell office:value-type="string" table:style-name="ce20">
            <text:p>Culots</text:p>
          </table:table-cell>
          <table:table-cell office:value-type="string" table:style-name="ce13">
            <text:p>Culots?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stelle Saland</meta:initial-creator>
    <dc:creator>Estelle Saland</dc:creator>
    <meta:creation-date>2021-11-15T14:49:42Z</meta:creation-date>
    <dc:date>2021-11-15T15:08:30Z</dc:date>
    <meta:print-date>2021-11-15T15:08:13Z</meta:print-date>
  </office:meta>
</office:document-meta>
</file>